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9885a"/>
    </style:style>
    <style:style style:name="T3" style:family="text">
      <style:text-properties fo:color="#ff0000"/>
    </style:style>
    <style:style style:name="T4" style:family="text">
      <style:text-properties fo:color="#778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 <text:span text:style-name="T1">table</text:span> coronapatients(</text:p>
      <text:p text:style-name="P1"><text:span text:style-name="T1">name</text:span> <text:span text:style-name="T1">varchar</text:span>(<text:span text:style-name="T2">20</text:span>),</text:p>
      <text:p text:style-name="P1">age <text:span text:style-name="T1">int</text:span>(<text:span text:style-name="T2">5</text:span>),</text:p>
      <text:p text:style-name="P1">bodytemperature <text:span text:style-name="T1">int</text:span>(<text:span text:style-name="T2">5</text:span>),</text:p>
      <text:p text:style-name="P1">bloodgroup <text:span text:style-name="T1">varchar</text:span>(<text:span text:style-name="T2">10</text:span>),</text:p>
      <text:p text:style-name="P1">gender <text:span text:style-name="T1">varchar</text:span>(<text:span text:style-name="T2">10</text:span>)</text:p>
      <text:p text:style-name="P1">);</text:p>
      <text:p text:style-name="P1"><text:span text:style-name="T1">insert</text:span> <text:span text:style-name="T1">into</text:span> coronapatients <text:span text:style-name="T1">values</text:span>(</text:p>
      <text:p text:style-name="P1"><text:span text:style-name="T3">'rishi'</text:span>,<text:span text:style-name="T3">'30'</text:span>,<text:span text:style-name="T3">'105'</text:span>,<text:span text:style-name="T3">'b+ve'</text:span>,<text:span text:style-name="T3">'male'</text:span></text:p>
      <text:p text:style-name="P1">);</text:p>
      <text:p text:style-name="P1"><text:span text:style-name="T1">insert</text:span> <text:span text:style-name="T1">into</text:span> coronapatients <text:span text:style-name="T1">values</text:span>(</text:p>
      <text:p text:style-name="P1"><text:span text:style-name="T3">'rocky'</text:span>,<text:span text:style-name="T3">'10'</text:span>,<text:span text:style-name="T3">'106'</text:span>,<text:span text:style-name="T3">'b-ve'</text:span>,<text:span text:style-name="T3">'male'</text:span></text:p>
      <text:p text:style-name="P1">);</text:p>
      <text:p text:style-name="P1"><text:span text:style-name="T1">insert</text:span> <text:span text:style-name="T1">into</text:span> coronapatients <text:span text:style-name="T1">values</text:span>(</text:p>
      <text:p text:style-name="P1"><text:span text:style-name="T3">'riya'</text:span>,<text:span text:style-name="T3">'26'</text:span>,<text:span text:style-name="T3">'104'</text:span>,<text:span text:style-name="T3">'o+ve'</text:span>,<text:span text:style-name="T3">'female'</text:span></text:p>
      <text:p text:style-name="P1">);</text:p>
      <text:p text:style-name="P1"><text:span text:style-name="T1">insert</text:span> <text:span text:style-name="T1">into</text:span> coronapatients <text:span text:style-name="T1">values</text:span>(</text:p>
      <text:p text:style-name="P1"><text:span text:style-name="T3">'banu'</text:span>,<text:span text:style-name="T3">'40'</text:span>,<text:span text:style-name="T3">'105'</text:span>,<text:span text:style-name="T3">'b+ve'</text:span>,<text:span text:style-name="T3">'female'</text:span></text:p>
      <text:p text:style-name="P1">);</text:p>
      <text:p text:style-name="P1"><text:span text:style-name="T1">insert</text:span> <text:span text:style-name="T1">into</text:span> coronapatients <text:span text:style-name="T1">values</text:span>(</text:p>
      <text:p text:style-name="P1"><text:span text:style-name="T3">'priya'</text:span>,<text:span text:style-name="T3">'19'</text:span>,<text:span text:style-name="T3">'102'</text:span>,<text:span text:style-name="T3">'a+ve'</text:span>,<text:span text:style-name="T3">'female'</text:span></text:p>
      <text:p text:style-name="P1">);</text:p>
      <text:p text:style-name="P1"><text:span text:style-name="T1">select</text:span> <text:span text:style-name="T4">*</text:span> <text:span text:style-name="T1">from</text:span> coronapatients;</text:p>
      <text:p text:style-name="P1"><text:span text:style-name="T1">select</text:span> <text:span text:style-name="T1">distinct</text:span> bloodgroup <text:span text:style-name="T1">from</text:span> coronapatients;</text:p>
      <text:p text:style-name="P1"><text:span text:style-name="T1">select</text:span> <text:span text:style-name="T4">*</text:span> <text:span text:style-name="T1">from</text:span> coronapatients <text:span text:style-name="T1">where</text:span> age<text:span text:style-name="T4">&lt;</text:span><text:span text:style-name="T2">20</text:span>;</text:p>
      <text:p text:style-name="P1"><text:span text:style-name="T1">select</text:span> <text:span text:style-name="T4">*</text:span> <text:span text:style-name="T1">from</text:span> coronapatients <text:span text:style-name="T1">where</text:span> bloodgroup<text:span text:style-name="T4">=</text:span><text:span text:style-name="T3">'b+ve'</text:span> <text:span text:style-name="T4">and</text:span> bodytemperature<text:span text:style-name="T4">&gt;</text:span><text:span text:style-name="T2">100</text:span>;</text:p>
      <text:p text:style-name="P1"><text:span text:style-name="T1">select</text:span> <text:span text:style-name="T4">*</text:span> <text:span text:style-name="T1">from</text:span> coronapatients <text:span text:style-name="T1">where</text:span> gender<text:span text:style-name="T4">=</text:span><text:span text:style-name="T3">'male'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9:17:22.744178387</meta:creation-date>
    <dc:date>2020-12-11T09:17:46.460973099</dc:date>
    <meta:editing-duration>PT24S</meta:editing-duration>
    <meta:editing-cycles>1</meta:editing-cycles>
    <meta:document-statistic meta:table-count="0" meta:image-count="0" meta:object-count="0" meta:page-count="1" meta:paragraph-count="27" meta:word-count="73" meta:character-count="709" meta:non-whitespace-character-count="663"/>
    <meta:generator>LibreOffice/5.1.6.2$Linux_x86 LibreOffice_project/10m0$Build-2</meta:generator>
  </office:meta>
</office:document-meta>
</file>